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118400" calcext:value-type="float">
            <text:p>2118400</text:p>
          </table:table-cell>
          <table:table-cell office:value-type="float" office:value="2126200" calcext:value-type="float">
            <text:p>2126200</text:p>
          </table:table-cell>
          <table:table-cell office:value-type="float" office:value="2099600" calcext:value-type="float">
            <text:p>2099600</text:p>
          </table:table-cell>
          <table:table-cell office:value-type="float" office:value="2170200" calcext:value-type="float">
            <text:p>2170200</text:p>
          </table:table-cell>
          <table:table-cell office:value-type="float" office:value="1896400" calcext:value-type="float">
            <text:p>1896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033500" calcext:value-type="float">
            <text:p>-2033500</text:p>
          </table:table-cell>
          <table:table-cell office:value-type="float" office:value="-2063200" calcext:value-type="float">
            <text:p>-2063200</text:p>
          </table:table-cell>
          <table:table-cell office:value-type="float" office:value="-2015100" calcext:value-type="float">
            <text:p>-2015100</text:p>
          </table:table-cell>
          <table:table-cell office:value-type="float" office:value="-2038100" calcext:value-type="float">
            <text:p>-2038100</text:p>
          </table:table-cell>
          <table:table-cell office:value-type="float" office:value="-1789500" calcext:value-type="float">
            <text:p>-17895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84900" calcext:value-type="float">
            <text:p>84900</text:p>
          </table:table-cell>
          <table:table-cell office:value-type="float" office:value="63000" calcext:value-type="float">
            <text:p>63000</text:p>
          </table:table-cell>
          <table:table-cell office:value-type="float" office:value="84500" calcext:value-type="float">
            <text:p>84500</text:p>
          </table:table-cell>
          <table:table-cell office:value-type="float" office:value="132100" calcext:value-type="float">
            <text:p>132100</text:p>
          </table:table-cell>
          <table:table-cell office:value-type="float" office:value="106900" calcext:value-type="float">
            <text:p>1069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37600" calcext:value-type="float">
            <text:p>37600</text:p>
          </table:table-cell>
          <table:table-cell office:value-type="float" office:value="30800" calcext:value-type="float">
            <text:p>30800</text:p>
          </table:table-cell>
          <table:table-cell office:value-type="float" office:value="49100" calcext:value-type="float">
            <text:p>49100</text:p>
          </table:table-cell>
          <table:table-cell office:value-type="float" office:value="84000" calcext:value-type="float">
            <text:p>84000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0.78" calcext:value-type="float">
            <text:p>0,78</text:p>
          </table:table-cell>
          <table:table-cell office:value-type="float" office:value="1.33" calcext:value-type="float">
            <text:p>1,33</text:p>
          </table:table-cell>
          <table:table-cell office:value-type="float" office:value="1.04" calcext:value-type="float">
            <text:p>1,04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63272342" calcext:value-type="float">
            <text:p>63272342</text:p>
          </table:table-cell>
          <table:table-cell office:value-type="float" office:value="63241427" calcext:value-type="float">
            <text:p>63241427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396600" calcext:value-type="float">
            <text:p>396600</text:p>
          </table:table-cell>
          <table:table-cell office:value-type="float" office:value="505700" calcext:value-type="float">
            <text:p>505700</text:p>
          </table:table-cell>
          <table:table-cell office:value-type="float" office:value="482700" calcext:value-type="float">
            <text:p>482700</text:p>
          </table:table-cell>
          <table:table-cell office:value-type="float" office:value="473100" calcext:value-type="float">
            <text:p>473100</text:p>
          </table:table-cell>
          <table:table-cell office:value-type="float" office:value="446500" calcext:value-type="float">
            <text:p>4465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007800" calcext:value-type="float">
            <text:p>1007800</text:p>
          </table:table-cell>
          <table:table-cell office:value-type="float" office:value="979200" calcext:value-type="float">
            <text:p>979200</text:p>
          </table:table-cell>
          <table:table-cell office:value-type="float" office:value="999400" calcext:value-type="float">
            <text:p>999400</text:p>
          </table:table-cell>
          <table:table-cell office:value-type="float" office:value="1090600" calcext:value-type="float">
            <text:p>1090600</text:p>
          </table:table-cell>
          <table:table-cell office:value-type="float" office:value="999800" calcext:value-type="float">
            <text:p>9998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529900" calcext:value-type="float">
            <text:p>1529900</text:p>
          </table:table-cell>
          <table:table-cell office:value-type="float" office:value="1484900" calcext:value-type="float">
            <text:p>1484900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1563800" calcext:value-type="float">
            <text:p>1563800</text:p>
          </table:table-cell>
          <table:table-cell office:value-type="float" office:value="1446300" calcext:value-type="float">
            <text:p>14463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445400" calcext:value-type="float">
            <text:p>445400</text:p>
          </table:table-cell>
          <table:table-cell office:value-type="float" office:value="455900" calcext:value-type="float">
            <text:p>455900</text:p>
          </table:table-cell>
          <table:table-cell office:value-type="float" office:value="438100" calcext:value-type="float">
            <text:p>438100</text:p>
          </table:table-cell>
          <table:table-cell office:value-type="float" office:value="453900" calcext:value-type="float">
            <text:p>453900</text:p>
          </table:table-cell>
          <table:table-cell office:value-type="float" office:value="433200" calcext:value-type="float">
            <text:p>4332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084500" calcext:value-type="float">
            <text:p>1084500</text:p>
          </table:table-cell>
          <table:table-cell office:value-type="float" office:value="1029000" calcext:value-type="float">
            <text:p>1029000</text:p>
          </table:table-cell>
          <table:table-cell office:value-type="float" office:value="1043900" calcext:value-type="float">
            <text:p>1043900</text:p>
          </table:table-cell>
          <table:table-cell office:value-type="float" office:value="1109900" calcext:value-type="float">
            <text:p>1109900</text:p>
          </table:table-cell>
          <table:table-cell office:value-type="float" office:value="1013100" calcext:value-type="float">
            <text:p>10131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529900" calcext:value-type="float">
            <text:p>1529900</text:p>
          </table:table-cell>
          <table:table-cell office:value-type="float" office:value="1484900" calcext:value-type="float">
            <text:p>1484900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1563800" calcext:value-type="float">
            <text:p>1563800</text:p>
          </table:table-cell>
          <table:table-cell office:value-type="float" office:value="1446300" calcext:value-type="float">
            <text:p>1446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24:43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8S</meta:editing-duration>
    <meta:editing-cycles>3</meta:editing-cycles>
    <meta:generator>LibreOffice/5.4.2.2$Windows_X86_64 LibreOffice_project/22b09f6418e8c2d508a9eaf86b2399209b0990f4</meta:generator>
    <dc:date>2017-11-21T22:24:50.013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